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669" svg:stroke-width="0.03cm" svg:stroke-color="#000000" draw:marker-start="" draw:marker-start-width="0.349cm" draw:marker-start-center="false" draw:marker-end="" draw:marker-end-width="0.34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draw:stroke-dash="Dashed_20__28_var_29__20_670" svg:stroke-width="0.03cm" svg:stroke-color="#000000" draw:marker-start="" draw:marker-start-width="0.349cm" draw:marker-start-center="false" draw:marker-end="" draw:marker-end-width="0.34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671" svg:stroke-width="0.03cm" svg:stroke-color="#e32c1a" draw:marker-start="" draw:marker-start-width="0.349cm" draw:marker-start-center="false" draw:marker-end="" draw:marker-end-width="0.34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672" svg:stroke-width="0.03cm" svg:stroke-color="#e32c1a" draw:marker-start="" draw:marker-start-width="0.349cm" draw:marker-start-center="false" draw:marker-end="" draw:marker-end-width="0.34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draw:stroke-dash="Dashed_20__28_var_29__20_673" svg:stroke-width="0.03cm" svg:stroke-color="#000000" draw:marker-start="" draw:marker-start-width="0.349cm" draw:marker-start-center="false" draw:marker-end="" draw:marker-end-width="0.34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draw:stroke-dash="Dashed_20__28_var_29__20_674" svg:stroke-width="0.03cm" svg:stroke-color="#000000" draw:marker-start="" draw:marker-start-width="0.349cm" draw:marker-start-center="false" draw:marker-end="" draw:marker-end-width="0.34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none" svg:stroke-width="0.019cm" svg:stroke-color="#808080" draw:marker-start="" draw:marker-start-width="0.33cm" draw:marker-start-center="false" draw:marker-end="" draw:marker-end-width="0.33cm" draw:marker-end-center="false" draw:fill="none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7099" svg:stroke-width="0.03cm" svg:stroke-color="#e32c1a" draw:marker-start="" draw:marker-start-width="0.349cm" draw:marker-start-center="false" draw:marker-end="" draw:marker-end-width="0.34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solid" draw:stroke-dash="Dashed_20__28_var_29__20_7100" svg:stroke-width="0.03cm" svg:stroke-color="#e32c1a" draw:marker-start="" draw:marker-start-width="0.349cm" draw:marker-start-center="false" draw:marker-end="" draw:marker-end-width="0.34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solid" draw:stroke-dash="Dashed_20__28_var_29__20_7101" svg:stroke-width="0.03cm" svg:stroke-color="#e32c1a" draw:marker-start="" draw:marker-start-width="0.349cm" draw:marker-start-center="false" draw:marker-end="" draw:marker-end-width="0.34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draw:stroke-dash="Dashed_20__28_var_29__20_7099" svg:stroke-width="0.03cm" svg:stroke-color="#000000" draw:marker-start="" draw:marker-start-width="0.349cm" draw:marker-start-center="false" draw:marker-end="" draw:marker-end-width="0.34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solid" draw:stroke-dash="Dashed_20__28_var_29__20_672" svg:stroke-width="0.03cm" svg:stroke-color="#000000" draw:marker-start="" draw:marker-start-width="0.349cm" draw:marker-start-center="false" draw:marker-end="" draw:marker-end-width="0.34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draw:stroke-dash="Dashed_20__28_var_29__20_7100" svg:stroke-width="0.03cm" svg:stroke-color="#000000" draw:marker-start="" draw:marker-start-width="0.349cm" draw:marker-start-center="false" draw:marker-end="" draw:marker-end-width="0.34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0.045cm" svg:height="0.047cm" svg:x="10.981cm" svg:y="13.475cm">
            <text:p/>
          </draw:ellipse>
          <draw:circle draw:style-name="gr1" draw:text-style-name="P1" draw:layer="layout" svg:width="0.047cm" svg:height="0.047cm" svg:x="10.545cm" svg:y="13.475cm">
            <text:p/>
          </draw:circle>
          <draw:ellipse draw:style-name="gr1" draw:text-style-name="P1" draw:layer="layout" svg:width="0.047cm" svg:height="0.045cm" svg:x="10.545cm" svg:y="13.913cm">
            <text:p/>
          </draw:ellipse>
          <draw:ellipse draw:style-name="gr1" draw:text-style-name="P1" draw:layer="layout" svg:width="0.045cm" svg:height="0.043cm" svg:x="10.981cm" svg:y="14.348cm">
            <text:p/>
          </draw:ellipse>
          <draw:circle draw:style-name="gr1" draw:text-style-name="P1" draw:layer="layout" svg:width="0.045cm" svg:height="0.045cm" svg:x="10.981cm" svg:y="13.913cm">
            <text:p/>
          </draw:circle>
          <draw:ellipse draw:style-name="gr1" draw:text-style-name="P1" draw:layer="layout" svg:width="0.047cm" svg:height="0.043cm" svg:x="10.545cm" svg:y="14.348cm">
            <text:p/>
          </draw:ellipse>
          <draw:circle draw:style-name="gr1" draw:text-style-name="P1" draw:layer="layout" svg:width="0.047cm" svg:height="0.048cm" svg:x="10.545cm" svg:y="14.78cm">
            <text:p/>
          </draw:circle>
          <draw:circle draw:style-name="gr1" draw:text-style-name="P1" draw:layer="layout" svg:width="0.045cm" svg:height="0.045cm" svg:x="10.981cm" svg:y="15.22cm">
            <text:p/>
          </draw:circle>
          <draw:ellipse draw:style-name="gr1" draw:text-style-name="P1" draw:layer="layout" svg:width="0.045cm" svg:height="0.048cm" svg:x="10.981cm" svg:y="14.78cm">
            <text:p/>
          </draw:ellipse>
          <draw:ellipse draw:style-name="gr1" draw:text-style-name="P1" draw:layer="layout" svg:width="0.047cm" svg:height="0.045cm" svg:x="10.545cm" svg:y="15.22cm">
            <text:p/>
          </draw:ellipse>
          <draw:ellipse draw:style-name="gr1" draw:text-style-name="P1" draw:layer="layout" svg:width="0.047cm" svg:height="0.045cm" svg:x="10.545cm" svg:y="15.654cm">
            <text:p/>
          </draw:ellipse>
          <draw:ellipse draw:style-name="gr1" draw:text-style-name="P1" draw:layer="layout" svg:width="0.045cm" svg:height="0.047cm" svg:x="10.981cm" svg:y="16.091cm">
            <text:p/>
          </draw:ellipse>
          <draw:circle draw:style-name="gr1" draw:text-style-name="P1" draw:layer="layout" svg:width="0.045cm" svg:height="0.045cm" svg:x="10.981cm" svg:y="15.654cm">
            <text:p/>
          </draw:circle>
          <draw:circle draw:style-name="gr1" draw:text-style-name="P1" draw:layer="layout" svg:width="0.047cm" svg:height="0.047cm" svg:x="10.545cm" svg:y="16.091cm">
            <text:p/>
          </draw:circle>
          <draw:circle draw:style-name="gr1" draw:text-style-name="P1" draw:layer="layout" svg:width="0.048cm" svg:height="0.047cm" svg:x="11.852cm" svg:y="13.475cm">
            <text:p/>
          </draw:circle>
          <draw:circle draw:style-name="gr1" draw:text-style-name="P1" draw:layer="layout" svg:width="0.048cm" svg:height="0.047cm" svg:x="11.418cm" svg:y="13.475cm">
            <text:p/>
          </draw:circle>
          <draw:ellipse draw:style-name="gr1" draw:text-style-name="P1" draw:layer="layout" svg:width="0.048cm" svg:height="0.045cm" svg:x="11.418cm" svg:y="13.913cm">
            <text:p/>
          </draw:ellipse>
          <draw:ellipse draw:style-name="gr1" draw:text-style-name="P1" draw:layer="layout" svg:width="0.048cm" svg:height="0.043cm" svg:x="11.852cm" svg:y="14.348cm">
            <text:p/>
          </draw:ellipse>
          <draw:ellipse draw:style-name="gr1" draw:text-style-name="P1" draw:layer="layout" svg:width="0.048cm" svg:height="0.045cm" svg:x="11.852cm" svg:y="13.913cm">
            <text:p/>
          </draw:ellipse>
          <draw:ellipse draw:style-name="gr1" draw:text-style-name="P1" draw:layer="layout" svg:width="0.048cm" svg:height="0.043cm" svg:x="11.418cm" svg:y="14.348cm">
            <text:p/>
          </draw:ellipse>
          <draw:circle draw:style-name="gr1" draw:text-style-name="P1" draw:layer="layout" svg:width="0.048cm" svg:height="0.048cm" svg:x="11.418cm" svg:y="14.78cm">
            <text:p/>
          </draw:circle>
          <draw:ellipse draw:style-name="gr1" draw:text-style-name="P1" draw:layer="layout" svg:width="0.048cm" svg:height="0.045cm" svg:x="11.852cm" svg:y="15.22cm">
            <text:p/>
          </draw:ellipse>
          <draw:circle draw:style-name="gr1" draw:text-style-name="P1" draw:layer="layout" svg:width="0.048cm" svg:height="0.048cm" svg:x="11.852cm" svg:y="14.78cm">
            <text:p/>
          </draw:circle>
          <draw:ellipse draw:style-name="gr1" draw:text-style-name="P1" draw:layer="layout" svg:width="0.048cm" svg:height="0.045cm" svg:x="11.418cm" svg:y="15.22cm">
            <text:p/>
          </draw:ellipse>
          <draw:ellipse draw:style-name="gr1" draw:text-style-name="P1" draw:layer="layout" svg:width="0.048cm" svg:height="0.045cm" svg:x="11.418cm" svg:y="15.654cm">
            <text:p/>
          </draw:ellipse>
          <draw:circle draw:style-name="gr1" draw:text-style-name="P1" draw:layer="layout" svg:width="0.048cm" svg:height="0.047cm" svg:x="11.852cm" svg:y="16.091cm">
            <text:p/>
          </draw:circle>
          <draw:ellipse draw:style-name="gr1" draw:text-style-name="P1" draw:layer="layout" svg:width="0.048cm" svg:height="0.045cm" svg:x="11.852cm" svg:y="15.654cm">
            <text:p/>
          </draw:ellipse>
          <draw:circle draw:style-name="gr1" draw:text-style-name="P1" draw:layer="layout" svg:width="0.048cm" svg:height="0.047cm" svg:x="11.418cm" svg:y="16.091cm">
            <text:p/>
          </draw:circle>
          <draw:ellipse draw:style-name="gr1" draw:text-style-name="P1" draw:layer="layout" svg:width="0.043cm" svg:height="0.047cm" svg:x="12.291cm" svg:y="13.475cm">
            <text:p/>
          </draw:ellipse>
          <draw:ellipse draw:style-name="gr1" draw:text-style-name="P1" draw:layer="layout" svg:width="0.043cm" svg:height="0.045cm" svg:x="12.291cm" svg:y="13.913cm">
            <text:p/>
          </draw:ellipse>
          <draw:circle draw:style-name="gr1" draw:text-style-name="P1" draw:layer="layout" svg:width="0.043cm" svg:height="0.043cm" svg:x="12.291cm" svg:y="14.348cm">
            <text:p/>
          </draw:circle>
          <draw:ellipse draw:style-name="gr1" draw:text-style-name="P1" draw:layer="layout" svg:width="0.043cm" svg:height="0.048cm" svg:x="12.291cm" svg:y="14.78cm">
            <text:p/>
          </draw:ellipse>
          <draw:ellipse draw:style-name="gr1" draw:text-style-name="P1" draw:layer="layout" svg:width="0.043cm" svg:height="0.045cm" svg:x="12.291cm" svg:y="15.22cm">
            <text:p/>
          </draw:ellipse>
          <draw:ellipse draw:style-name="gr1" draw:text-style-name="P1" draw:layer="layout" svg:width="0.043cm" svg:height="0.045cm" svg:x="12.291cm" svg:y="15.654cm">
            <text:p/>
          </draw:ellipse>
          <draw:ellipse draw:style-name="gr1" draw:text-style-name="P1" draw:layer="layout" svg:width="0.043cm" svg:height="0.047cm" svg:x="12.291cm" svg:y="16.091cm">
            <text:p/>
          </draw:ellipse>
          <draw:circle draw:style-name="gr1" draw:text-style-name="P1" draw:layer="layout" svg:width="0.047cm" svg:height="0.047cm" svg:x="9.238cm" svg:y="13.475cm">
            <text:p/>
          </draw:circle>
          <draw:ellipse draw:style-name="gr1" draw:text-style-name="P1" draw:layer="layout" svg:width="0.047cm" svg:height="0.043cm" svg:x="9.238cm" svg:y="14.348cm">
            <text:p/>
          </draw:ellipse>
          <draw:ellipse draw:style-name="gr1" draw:text-style-name="P1" draw:layer="layout" svg:width="0.047cm" svg:height="0.045cm" svg:x="9.238cm" svg:y="13.913cm">
            <text:p/>
          </draw:ellipse>
          <draw:ellipse draw:style-name="gr1" draw:text-style-name="P1" draw:layer="layout" svg:width="0.047cm" svg:height="0.045cm" svg:x="9.238cm" svg:y="15.22cm">
            <text:p/>
          </draw:ellipse>
          <draw:circle draw:style-name="gr1" draw:text-style-name="P1" draw:layer="layout" svg:width="0.047cm" svg:height="0.048cm" svg:x="9.238cm" svg:y="14.78cm">
            <text:p/>
          </draw:circle>
          <draw:circle draw:style-name="gr1" draw:text-style-name="P1" draw:layer="layout" svg:width="0.047cm" svg:height="0.047cm" svg:x="9.238cm" svg:y="16.091cm">
            <text:p/>
          </draw:circle>
          <draw:ellipse draw:style-name="gr1" draw:text-style-name="P1" draw:layer="layout" svg:width="0.047cm" svg:height="0.045cm" svg:x="9.238cm" svg:y="15.654cm">
            <text:p/>
          </draw:ellipse>
          <draw:ellipse draw:style-name="gr1" draw:text-style-name="P1" draw:layer="layout" svg:width="0.043cm" svg:height="0.047cm" svg:x="10.109cm" svg:y="13.475cm">
            <text:p/>
          </draw:ellipse>
          <draw:circle draw:style-name="gr1" draw:text-style-name="P1" draw:layer="layout" svg:width="0.048cm" svg:height="0.047cm" svg:x="9.672cm" svg:y="13.475cm">
            <text:p/>
          </draw:circle>
          <draw:ellipse draw:style-name="gr1" draw:text-style-name="P1" draw:layer="layout" svg:width="0.048cm" svg:height="0.045cm" svg:x="9.672cm" svg:y="13.913cm">
            <text:p/>
          </draw:ellipse>
          <draw:circle draw:style-name="gr1" draw:text-style-name="P1" draw:layer="layout" svg:width="0.043cm" svg:height="0.043cm" svg:x="10.109cm" svg:y="14.348cm">
            <text:p/>
          </draw:circle>
          <draw:ellipse draw:style-name="gr1" draw:text-style-name="P1" draw:layer="layout" svg:width="0.043cm" svg:height="0.045cm" svg:x="10.109cm" svg:y="13.913cm">
            <text:p/>
          </draw:ellipse>
          <draw:ellipse draw:style-name="gr1" draw:text-style-name="P1" draw:layer="layout" svg:width="0.048cm" svg:height="0.043cm" svg:x="9.672cm" svg:y="14.348cm">
            <text:p/>
          </draw:ellipse>
          <draw:circle draw:style-name="gr1" draw:text-style-name="P1" draw:layer="layout" svg:width="0.048cm" svg:height="0.048cm" svg:x="9.672cm" svg:y="14.78cm">
            <text:p/>
          </draw:circle>
          <draw:ellipse draw:style-name="gr1" draw:text-style-name="P1" draw:layer="layout" svg:width="0.043cm" svg:height="0.045cm" svg:x="10.109cm" svg:y="15.22cm">
            <text:p/>
          </draw:ellipse>
          <draw:ellipse draw:style-name="gr1" draw:text-style-name="P1" draw:layer="layout" svg:width="0.043cm" svg:height="0.048cm" svg:x="10.109cm" svg:y="14.78cm">
            <text:p/>
          </draw:ellipse>
          <draw:ellipse draw:style-name="gr1" draw:text-style-name="P1" draw:layer="layout" svg:width="0.048cm" svg:height="0.045cm" svg:x="9.672cm" svg:y="15.22cm">
            <text:p/>
          </draw:ellipse>
          <draw:ellipse draw:style-name="gr1" draw:text-style-name="P1" draw:layer="layout" svg:width="0.048cm" svg:height="0.045cm" svg:x="9.672cm" svg:y="15.654cm">
            <text:p/>
          </draw:ellipse>
          <draw:ellipse draw:style-name="gr1" draw:text-style-name="P1" draw:layer="layout" svg:width="0.043cm" svg:height="0.047cm" svg:x="10.109cm" svg:y="16.091cm">
            <text:p/>
          </draw:ellipse>
          <draw:ellipse draw:style-name="gr1" draw:text-style-name="P1" draw:layer="layout" svg:width="0.043cm" svg:height="0.045cm" svg:x="10.109cm" svg:y="15.654cm">
            <text:p/>
          </draw:ellipse>
          <draw:circle draw:style-name="gr1" draw:text-style-name="P1" draw:layer="layout" svg:width="0.048cm" svg:height="0.047cm" svg:x="9.672cm" svg:y="16.091cm">
            <text:p/>
          </draw:circle>
          <draw:circle draw:style-name="gr1" draw:text-style-name="P1" draw:layer="layout" svg:width="0.047cm" svg:height="0.047cm" svg:x="10.545cm" svg:y="16.527cm">
            <text:p/>
          </draw:circle>
          <draw:ellipse draw:style-name="gr1" draw:text-style-name="P1" draw:layer="layout" svg:width="0.045cm" svg:height="0.047cm" svg:x="10.981cm" svg:y="16.527cm">
            <text:p/>
          </draw:ellipse>
          <draw:circle draw:style-name="gr1" draw:text-style-name="P1" draw:layer="layout" svg:width="0.048cm" svg:height="0.047cm" svg:x="11.418cm" svg:y="16.527cm">
            <text:p/>
          </draw:circle>
          <draw:circle draw:style-name="gr1" draw:text-style-name="P1" draw:layer="layout" svg:width="0.048cm" svg:height="0.047cm" svg:x="11.852cm" svg:y="16.527cm">
            <text:p/>
          </draw:circle>
          <draw:ellipse draw:style-name="gr1" draw:text-style-name="P1" draw:layer="layout" svg:width="0.043cm" svg:height="0.047cm" svg:x="12.291cm" svg:y="16.527cm">
            <text:p/>
          </draw:ellipse>
          <draw:circle draw:style-name="gr1" draw:text-style-name="P1" draw:layer="layout" svg:width="0.047cm" svg:height="0.047cm" svg:x="9.238cm" svg:y="16.527cm">
            <text:p/>
          </draw:circle>
          <draw:circle draw:style-name="gr1" draw:text-style-name="P1" draw:layer="layout" svg:width="0.048cm" svg:height="0.047cm" svg:x="9.672cm" svg:y="16.527cm">
            <text:p/>
          </draw:circle>
          <draw:ellipse draw:style-name="gr1" draw:text-style-name="P1" draw:layer="layout" svg:width="0.043cm" svg:height="0.047cm" svg:x="10.109cm" svg:y="16.527cm">
            <text:p/>
          </draw:ellipse>
          <draw:g>
            <draw:line draw:style-name="gr2" draw:text-style-name="P2" draw:layer="layout" svg:x1="11.784cm" svg:y1="16.444cm" svg:x2="11.983cm" svg:y2="16.643cm">
              <text:p/>
            </draw:line>
            <draw:line draw:style-name="gr3" draw:text-style-name="P2" draw:layer="layout" svg:x1="11.784cm" svg:y1="16.643cm" svg:x2="11.983cm" svg:y2="16.444cm">
              <text:p/>
            </draw:line>
          </draw:g>
          <draw:g>
            <draw:line draw:style-name="gr4" draw:text-style-name="P2" draw:layer="layout" svg:x1="10.905cm" svg:y1="13.834cm" svg:x2="11.104cm" svg:y2="14.035cm">
              <text:p/>
            </draw:line>
            <draw:line draw:style-name="gr5" draw:text-style-name="P2" draw:layer="layout" svg:x1="10.905cm" svg:y1="14.035cm" svg:x2="11.104cm" svg:y2="13.834cm">
              <text:p/>
            </draw:line>
          </draw:g>
          <draw:g>
            <draw:line draw:style-name="gr6" draw:text-style-name="P2" draw:layer="layout" svg:x1="11.767cm" svg:y1="14.269cm" svg:x2="11.966cm" svg:y2="14.468cm">
              <text:p/>
            </draw:line>
            <draw:line draw:style-name="gr7" draw:text-style-name="P2" draw:layer="layout" svg:x1="11.767cm" svg:y1="14.468cm" svg:x2="11.966cm" svg:y2="14.269cm">
              <text:p/>
            </draw:line>
          </draw:g>
          <draw:rect draw:style-name="gr8" draw:text-style-name="P3" draw:layer="layout" svg:width="3.5cm" svg:height="3.5cm" svg:x="9.049cm" svg:y="13.295cm">
            <text:p/>
          </draw:rect>
          <draw:g>
            <draw:line draw:style-name="gr9" draw:text-style-name="P2" draw:layer="layout" svg:x1="10.903cm" svg:y1="16.008cm" svg:x2="11.102cm" svg:y2="16.209cm">
              <text:p/>
            </draw:line>
            <draw:line draw:style-name="gr5" draw:text-style-name="P2" draw:layer="layout" svg:x1="10.903cm" svg:y1="16.209cm" svg:x2="11.102cm" svg:y2="16.008cm">
              <text:p/>
            </draw:line>
          </draw:g>
          <draw:g>
            <draw:line draw:style-name="gr10" draw:text-style-name="P2" draw:layer="layout" svg:x1="9.593cm" svg:y1="16.003cm" svg:x2="9.792cm" svg:y2="16.204cm">
              <text:p/>
            </draw:line>
            <draw:line draw:style-name="gr5" draw:text-style-name="P2" draw:layer="layout" svg:x1="9.593cm" svg:y1="16.204cm" svg:x2="9.792cm" svg:y2="16.003cm">
              <text:p/>
            </draw:line>
          </draw:g>
          <draw:g>
            <draw:line draw:style-name="gr11" draw:text-style-name="P2" draw:layer="layout" svg:x1="9.598cm" svg:y1="13.828cm" svg:x2="9.797cm" svg:y2="14.029cm">
              <text:p/>
            </draw:line>
            <draw:line draw:style-name="gr5" draw:text-style-name="P2" draw:layer="layout" svg:x1="9.598cm" svg:y1="14.029cm" svg:x2="9.797cm" svg:y2="13.828cm">
              <text:p/>
            </draw:line>
          </draw:g>
          <draw:g>
            <draw:line draw:style-name="gr12" draw:text-style-name="P2" draw:layer="layout" svg:x1="10.469cm" svg:y1="14.275cm" svg:x2="10.668cm" svg:y2="14.476cm">
              <text:p/>
            </draw:line>
            <draw:line draw:style-name="gr13" draw:text-style-name="P2" draw:layer="layout" svg:x1="10.469cm" svg:y1="14.476cm" svg:x2="10.668cm" svg:y2="14.275cm">
              <text:p/>
            </draw:line>
          </draw:g>
          <draw:g>
            <draw:line draw:style-name="gr14" draw:text-style-name="P2" draw:layer="layout" svg:x1="10.463cm" svg:y1="16.441cm" svg:x2="10.662cm" svg:y2="16.642cm">
              <text:p/>
            </draw:line>
            <draw:line draw:style-name="gr13" draw:text-style-name="P2" draw:layer="layout" svg:x1="10.463cm" svg:y1="16.642cm" svg:x2="10.662cm" svg:y2="16.441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" style:font-pitch="variable"/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69" draw:display-name="Dashed (var) 669" draw:style="rect" draw:dots1="1" draw:dots1-length="0.002cm" draw:dots2="1" draw:dots2-length="0.002cm" draw:distance="0.002cm"/>
    <draw:stroke-dash draw:name="Dashed_20__28_var_29__20_670" draw:display-name="Dashed (var) 670" draw:style="rect" draw:dots1="1" draw:dots1-length="0.002cm" draw:dots2="1" draw:dots2-length="0.002cm" draw:distance="0.002cm"/>
    <draw:stroke-dash draw:name="Dashed_20__28_var_29__20_671" draw:display-name="Dashed (var) 671" draw:style="rect" draw:dots1="1" draw:dots1-length="0.002cm" draw:dots2="1" draw:dots2-length="0.002cm" draw:distance="0.002cm"/>
    <draw:stroke-dash draw:name="Dashed_20__28_var_29__20_672" draw:display-name="Dashed (var) 672" draw:style="rect" draw:dots1="1" draw:dots1-length="0.002cm" draw:dots2="1" draw:dots2-length="0.002cm" draw:distance="0.002cm"/>
    <draw:stroke-dash draw:name="Dashed_20__28_var_29__20_673" draw:display-name="Dashed (var) 673" draw:style="rect" draw:dots1="1" draw:dots1-length="0.002cm" draw:dots2="1" draw:dots2-length="0.002cm" draw:distance="0.002cm"/>
    <draw:stroke-dash draw:name="Dashed_20__28_var_29__20_674" draw:display-name="Dashed (var) 674" draw:style="rect" draw:dots1="1" draw:dots1-length="0.002cm" draw:dots2="1" draw:dots2-length="0.002cm" draw:distance="0.002cm"/>
    <draw:stroke-dash draw:name="Dashed_20__28_var_29__20_7099" draw:display-name="Dashed (var) 7099" draw:style="rect" draw:dots1="1" draw:dots1-length="0.002cm" draw:dots2="1" draw:dots2-length="0.002cm" draw:distance="0.002cm"/>
    <draw:stroke-dash draw:name="Dashed_20__28_var_29__20_7100" draw:display-name="Dashed (var) 7100" draw:style="rect" draw:dots1="1" draw:dots1-length="0.002cm" draw:dots2="1" draw:dots2-length="0.002cm" draw:distance="0.002cm"/>
    <draw:stroke-dash draw:name="Dashed_20__28_var_29__20_7101" draw:display-name="Dashed (var) 7101" draw:style="rect" draw:dots1="1" draw:dots1-length="0.002cm" draw:dots2="1" draw:dots2-length="0.002cm" draw:distance="0.0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9T16:29:50.167357700</meta:creation-date>
    <dc:date>2018-05-19T16:30:15.813795771</dc:date>
    <meta:editing-duration>PT26S</meta:editing-duration>
    <meta:editing-cycles>1</meta:editing-cycles>
    <meta:document-statistic meta:object-count="90"/>
    <meta:generator>LibreOffice/6.0.0.3$MacOSX_X86_64 LibreOffice_project/64a0f66915f38c6217de274f0aa8e15618924765</meta:generator>
  </office:meta>
</office:document-meta>
</file>